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11.29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6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3.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5cm" fo:min-width="4.2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5cm" fo:min-width="5.40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cm" fo:min-width="2.79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5cm" fo:min-width="12.89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95cm" fo:min-width="12.906cm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7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3.3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3.695cm"/>
    </style:style>
    <style:style style:name="gr15" style:family="graphic" style:parent-style-name="standard">
      <style:graphic-properties draw:textarea-horizontal-align="justify" draw:textarea-vertical-align="middle" draw:auto-grow-height="false" fo:min-height="1.45cm" fo:min-width="17.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95cm" fo:min-width="5.297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textarea-horizontal-align="justify" draw:textarea-vertical-align="middle" draw:auto-grow-height="false" fo:min-height="1.45cm" fo:min-width="5.6cm"/>
    </style:style>
    <style:style style:name="gr19" style:family="graphic" style:parent-style-name="standard">
      <style:graphic-properties draw:textarea-horizontal-align="justify" draw:textarea-vertical-align="middle" draw:auto-grow-height="false" fo:min-height="1.45cm" fo:min-width="9.1cm"/>
    </style:style>
    <style:style style:name="gr20" style:family="graphic" style:parent-style-name="standard">
      <style:graphic-properties draw:fill-color="#ff3333" draw:textarea-horizontal-align="justify" draw:textarea-vertical-align="middle" draw:auto-grow-height="false" fo:min-height="0.75cm" fo:min-width="3.2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75cm" fo:min-width="1.7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cm" fo:min-width="1.6cm"/>
    </style:style>
    <style:style style:name="gr23" style:family="graphic" style:parent-style-name="standard">
      <style:graphic-properties draw:fill-color="#ff9900" draw:textarea-horizontal-align="justify" draw:textarea-vertical-align="middle" draw:auto-grow-height="false" fo:min-height="0.75cm" fo:min-width="3.2cm"/>
    </style:style>
    <style:style style:name="gr24" style:family="graphic" style:parent-style-name="standard">
      <style:graphic-properties draw:stroke="none" svg:stroke-color="#000000" draw:fill="none" draw:fill-color="#ffffff" fo:min-height="0.723cm"/>
    </style:style>
    <style:style style:name="gr2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cm" svg:height="1cm" svg:x="1.3cm" svg:y="1.9cm">
          <text:p text:style-name="P1">obj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7cm" svg:height="1cm" svg:x="3.9cm" svg:y="3.9cm">
          <text:p text:style-name="P1">head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7cm" svg:height="1cm" svg:x="6.8cm" svg:y="6cm">
          <text:p text:style-name="P1">clasificació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7cm" svg:height="1cm" svg:x="3.9cm" svg:y="22.9cm">
          <text:p text:style-name="P1">bod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5cm" svg:y1="2.9cm" svg:x2="3.9cm" svg:y2="4.4cm" draw:start-shape="id1" draw:start-glue-point="2" draw:end-shape="id2" draw:end-glue-point="3" svg:d="M3150 2900v1500h750" svg:viewBox="0 0 751 1501">
          <text:p/>
        </draw:connector>
        <draw:connector draw:style-name="gr2" draw:text-style-name="P1" draw:layer="layout" svg:x1="3.15cm" svg:y1="2.9cm" svg:x2="3.9cm" svg:y2="23.4cm" draw:start-shape="id1" draw:start-glue-point="2" draw:end-shape="id3" draw:end-glue-point="3" svg:d="M3150 2900v20500h750" svg:viewBox="0 0 751 20501">
          <text:p/>
        </draw:connector>
        <draw:connector draw:style-name="gr2" draw:text-style-name="P1" draw:layer="layout" svg:x1="5.75cm" svg:y1="4.9cm" svg:x2="6.8cm" svg:y2="6.5cm" draw:start-shape="id2" draw:start-glue-point="2" draw:end-shape="id4" draw:end-glue-point="3" svg:d="M5750 4900v1600h1050" svg:viewBox="0 0 1051 1601">
          <text:p/>
        </draw:connector>
        <draw:custom-shape draw:style-name="gr3" draw:text-style-name="P2" xml:id="id5" draw:id="id5" draw:layer="layout" svg:width="11.793cm" svg:height="1.2cm" draw:transform="skewX (-0.0108210413623648) translate (8.199cm 3.8cm)">
          <text:p text:style-name="P1">categorías(relaciones,información extra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cm" svg:y1="4.4cm" svg:x2="8.205cm" svg:y2="4.4cm" draw:start-shape="id2" draw:start-glue-point="1" draw:end-shape="id5" draw:end-glue-point="3" svg:d="M7600 4400h605" svg:viewBox="0 0 606 1">
          <text:p/>
        </draw:connector>
        <draw:custom-shape draw:style-name="gr4" draw:text-style-name="P2" xml:id="id6" draw:id="id6" draw:layer="layout" svg:width="6.6cm" svg:height="1cm" svg:x="8.3cm" svg:y="22.9cm">
          <text:p text:style-name="P1">Atributos, método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cm" svg:y1="23.4cm" svg:x2="8.3cm" svg:y2="23.4cm" draw:start-shape="id3" draw:start-glue-point="1" draw:end-shape="id6" svg:d="M7600 23400h700" svg:viewBox="0 0 701 1">
          <text:p/>
        </draw:connector>
        <draw:custom-shape draw:style-name="gr1" draw:text-style-name="P1" xml:id="id7" draw:id="id7" draw:layer="layout" svg:width="3.7cm" svg:height="1cm" svg:x="6.9cm" svg:y="24.7cm">
          <text:p text:style-name="P1">atributo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75cm" svg:y1="23.9cm" svg:x2="6.9cm" svg:y2="25.2cm" draw:start-shape="id3" draw:start-glue-point="2" draw:end-shape="id7" draw:end-glue-point="3" svg:d="M5750 23900v1300h1150" svg:viewBox="0 0 1151 1301">
          <text:p/>
        </draw:connector>
        <draw:custom-shape draw:style-name="gr1" draw:text-style-name="P1" xml:id="id8" draw:id="id8" draw:layer="layout" svg:width="3.7cm" svg:height="1cm" svg:x="6.9cm" svg:y="36.3cm">
          <text:p text:style-name="P1">método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75cm" svg:y1="23.9cm" svg:x2="6.9cm" svg:y2="36.8cm" draw:start-shape="id3" draw:start-glue-point="2" draw:end-shape="id8" draw:end-glue-point="3" svg:d="M5750 23900v12900h1150" svg:viewBox="0 0 1151 12901">
          <text:p/>
        </draw:connector>
        <draw:custom-shape draw:style-name="gr1" draw:text-style-name="P1" xml:id="id9" draw:id="id9" draw:layer="layout" svg:width="3.7cm" svg:height="1cm" svg:x="6.8cm" svg:y="9.1cm">
          <text:p text:style-name="P1">familia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75cm" svg:y1="4.9cm" svg:x2="6.8cm" svg:y2="9.6cm" draw:start-shape="id2" draw:start-glue-point="2" draw:end-shape="id9" draw:end-glue-point="3" svg:d="M5750 4900v4700h1050" svg:viewBox="0 0 1051 4701">
          <text:p/>
        </draw:connector>
        <draw:custom-shape draw:style-name="gr3" draw:text-style-name="P2" xml:id="id10" draw:id="id10" draw:layer="layout" svg:width="11.793cm" svg:height="1.2cm" draw:transform="skewX (-0.0108210413623648) translate (8.199cm 2cm)">
          <text:p text:style-name="P1">Genera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108cm" svg:y1="3.2cm" svg:x2="14.095cm" svg:y2="3.8cm" draw:start-shape="id10" draw:start-glue-point="2" draw:end-shape="id5" draw:end-glue-point="0" svg:d="M14108 3200v300h-13v300" svg:viewBox="0 0 14 601">
          <text:p/>
        </draw:connector>
        <draw:custom-shape draw:style-name="gr5" draw:text-style-name="P2" xml:id="id13" draw:id="id13" draw:layer="layout" svg:width="4.2cm" svg:height="1cm" svg:x="9.5cm" svg:y="21cm">
          <text:p text:style-name="P1">especifica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7cm" svg:height="1cm" svg:x="9.4cm" svg:y="26.7cm">
          <text:p text:style-name="P1">head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7cm" svg:height="1cm" svg:x="9.4cm" svg:y="33.8cm">
          <text:p text:style-name="P1">bod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5cm" svg:y1="25.7cm" svg:x2="9.4cm" svg:y2="27.2cm" draw:start-shape="id7" draw:start-glue-point="2" draw:end-shape="id11" draw:end-glue-point="3" svg:d="M8750 25700v1500h650" svg:viewBox="0 0 651 1501">
          <text:p/>
        </draw:connector>
        <draw:connector draw:style-name="gr2" draw:text-style-name="P1" draw:layer="layout" svg:x1="8.75cm" svg:y1="25.7cm" svg:x2="9.4cm" svg:y2="34.3cm" draw:start-shape="id7" draw:start-glue-point="2" draw:end-shape="id12" draw:end-glue-point="3" svg:d="M8750 25700v8600h650" svg:viewBox="0 0 651 8601">
          <text:p/>
        </draw:connector>
        <draw:connector draw:style-name="gr2" draw:text-style-name="P1" draw:layer="layout" svg:x1="11.6cm" svg:y1="22.9cm" svg:x2="11.6cm" svg:y2="22cm" draw:start-shape="id6" draw:start-glue-point="0" draw:end-shape="id13" draw:end-glue-point="2" svg:d="M11600 22900v-900" svg:viewBox="0 0 1 901">
          <text:p/>
        </draw:connector>
        <draw:custom-shape draw:style-name="gr1" draw:text-style-name="P1" xml:id="id14" draw:id="id14" draw:layer="layout" svg:width="3.7cm" svg:height="1cm" svg:x="11.8cm" svg:y="28.1cm">
          <text:p text:style-name="P1">clasificación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7cm" svg:height="1cm" svg:x="11.8cm" svg:y="30.9cm">
          <text:p text:style-name="P1">familia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25cm" svg:y1="27.7cm" svg:x2="11.8cm" svg:y2="28.6cm" draw:start-shape="id11" draw:start-glue-point="2" draw:end-shape="id14" svg:d="M11250 27700v900h550" svg:viewBox="0 0 551 901">
          <text:p/>
        </draw:connector>
        <draw:connector draw:style-name="gr2" draw:text-style-name="P1" draw:layer="layout" svg:x1="11.25cm" svg:y1="27.7cm" svg:x2="11.8cm" svg:y2="31.4cm" draw:start-shape="id11" draw:start-glue-point="2" draw:end-shape="id15" draw:end-glue-point="3" svg:d="M11250 27700v3700h550" svg:viewBox="0 0 551 3701">
          <text:p/>
        </draw:connector>
        <draw:custom-shape draw:style-name="gr6" draw:text-style-name="P2" xml:id="id17" draw:id="id17" draw:layer="layout" svg:width="4.79cm" svg:height="1.2cm" draw:transform="skewX (-0.0108210413623648) translate (11.6cm 5.9cm)">
          <text:p text:style-name="P1">Parentesco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4.79cm" svg:height="1.2cm" draw:transform="skewX (-0.0108210413623648) translate (11.6cm 9cm)">
          <text:p text:style-name="P1">descendenci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9.6cm" svg:x2="11.606cm" svg:y2="9.6cm" draw:start-shape="id9" draw:start-glue-point="1" draw:end-shape="id16" draw:end-glue-point="3" svg:d="M10500 9600h1106" svg:viewBox="0 0 1107 1">
          <text:p/>
        </draw:connector>
        <draw:connector draw:style-name="gr2" draw:text-style-name="P1" draw:layer="layout" svg:x1="10.5cm" svg:y1="6.5cm" svg:x2="11.606cm" svg:y2="6.5cm" draw:start-shape="id4" draw:start-glue-point="1" draw:end-shape="id17" draw:end-glue-point="3" svg:d="M10500 6500h1106" svg:viewBox="0 0 1107 1">
          <text:p/>
        </draw:connector>
        <draw:custom-shape draw:style-name="gr6" draw:text-style-name="P2" xml:id="id18" draw:id="id18" draw:layer="layout" svg:width="4.79cm" svg:height="1.2cm" draw:transform="skewX (-0.0108210413623648) translate (16.4cm 28cm)">
          <text:p text:style-name="P1">Parentesco</text:p>
          <draw:enhanced-geometry svg:viewBox="0 0 21600 21600" draw:type="rectangle" draw:enhanced-path="M 0 0 L 21600 0 21600 21600 0 21600 0 0 Z N"/>
        </draw:custom-shape>
        <draw:custom-shape draw:style-name="gr6" draw:text-style-name="P2" xml:id="id19" draw:id="id19" draw:layer="layout" svg:width="4.79cm" svg:height="1.2cm" draw:transform="skewX (-0.0108210413623648) translate (16.4cm 30.8cm)">
          <text:p text:style-name="P1">descendenci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5cm" svg:y1="28.6cm" svg:x2="16.406cm" svg:y2="28.6cm" draw:start-shape="id14" draw:start-glue-point="1" draw:end-shape="id18" draw:end-glue-point="3" svg:d="M15500 28600h906" svg:viewBox="0 0 907 1">
          <text:p/>
        </draw:connector>
        <draw:connector draw:style-name="gr2" draw:text-style-name="P1" draw:layer="layout" svg:x1="15.5cm" svg:y1="31.4cm" svg:x2="16.406cm" svg:y2="31.4cm" draw:start-shape="id15" draw:start-glue-point="1" draw:end-shape="id19" draw:end-glue-point="3" svg:d="M15500 31400h906" svg:viewBox="0 0 907 1">
          <text:p/>
        </draw:connector>
        <draw:custom-shape draw:style-name="gr6" draw:text-style-name="P2" draw:layer="layout" svg:width="4.79cm" svg:height="1.2cm" draw:transform="skewX (-0.0108210413623648) translate (11.6cm 5.9cm)">
          <text:p text:style-name="P1">Parentesc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79cm" svg:height="1.2cm" draw:transform="skewX (-0.0108210413623648) translate (11.6cm 9cm)">
          <text:p text:style-name="P1">descendencia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3.7cm" svg:height="1cm" svg:x="11.6cm" svg:y="7.5cm">
          <text:p text:style-name="P1">obj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5cm" svg:y1="7cm" svg:x2="11.6cm" svg:y2="8cm" draw:start-shape="id4" draw:start-glue-point="2" draw:end-shape="id20" draw:end-glue-point="3" svg:d="M8650 7000v1000h2950" svg:viewBox="0 0 2951 1001">
          <text:p/>
        </draw:connector>
        <draw:custom-shape draw:style-name="gr1" draw:text-style-name="P1" xml:id="id21" draw:id="id21" draw:layer="layout" svg:width="3.7cm" svg:height="1cm" svg:x="11.6cm" svg:y="10.7cm">
          <text:p text:style-name="P1">obj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5cm" svg:y1="10.1cm" svg:x2="11.6cm" svg:y2="11.2cm" draw:start-shape="id9" draw:start-glue-point="2" draw:end-shape="id21" draw:end-glue-point="3" svg:d="M8650 10100v1100h2950" svg:viewBox="0 0 2951 1101">
          <text:p/>
        </draw:connector>
        <draw:custom-shape draw:style-name="gr1" draw:text-style-name="P1" xml:id="id23" draw:id="id23" draw:layer="layout" svg:width="3.7cm" svg:height="1cm" svg:x="14.7cm" svg:y="29.6cm">
          <text:p text:style-name="P1">obj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3.7cm" svg:height="1cm" svg:x="14.7cm" svg:y="32.4cm">
          <text:p text:style-name="P1">obj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65cm" svg:y1="31.9cm" svg:x2="14.7cm" svg:y2="32.9cm" draw:start-shape="id15" draw:start-glue-point="2" draw:end-shape="id22" draw:end-glue-point="3" svg:d="M13650 31900v1000h1050" svg:viewBox="0 0 1051 1001">
          <text:p/>
        </draw:connector>
        <draw:connector draw:style-name="gr2" draw:text-style-name="P1" draw:layer="layout" svg:x1="13.65cm" svg:y1="29.1cm" svg:x2="14.7cm" svg:y2="30.1cm" draw:start-shape="id14" draw:start-glue-point="2" draw:end-shape="id23" draw:end-glue-point="3" svg:d="M13650 29100v1000h1050" svg:viewBox="0 0 1051 1001">
          <text:p/>
        </draw:connector>
        <draw:custom-shape draw:style-name="gr7" draw:text-style-name="P2" xml:id="id43" draw:id="id43" draw:layer="layout" svg:width="5.901cm" svg:height="1.3cm" svg:x="14.299cm" svg:y="45.3cm">
          <text:p text:style-name="P1">Registrar eventos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3.7cm" svg:height="1cm" svg:x="9.401cm" svg:y="38.7cm">
          <text:p text:style-name="P1">head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3.7cm" svg:height="1cm" svg:x="11.801cm" svg:y="40.1cm">
          <text:p text:style-name="P1">clasificació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251cm" svg:y1="39.7cm" svg:x2="11.801cm" svg:y2="40.6cm" draw:start-shape="id24" draw:start-glue-point="2" draw:end-shape="id25" svg:d="M11251 39700v900h550" svg:viewBox="0 0 551 901">
          <text:p/>
        </draw:connector>
        <draw:custom-shape draw:style-name="gr6" draw:text-style-name="P2" xml:id="id26" draw:id="id26" draw:layer="layout" svg:width="4.79cm" svg:height="1.2cm" draw:transform="skewX (-0.0108210413623648) translate (16.401cm 40cm)">
          <text:p text:style-name="P1">Parentesc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501cm" svg:y1="40.6cm" svg:x2="16.407cm" svg:y2="40.6cm" draw:start-shape="id25" draw:start-glue-point="1" draw:end-shape="id26" draw:end-glue-point="3" svg:d="M15501 40600h906" svg:viewBox="0 0 907 1">
          <text:p/>
        </draw:connector>
        <draw:custom-shape draw:style-name="gr1" draw:text-style-name="P1" xml:id="id27" draw:id="id27" draw:layer="layout" svg:width="3.7cm" svg:height="1cm" svg:x="14.701cm" svg:y="41.6cm">
          <text:p text:style-name="P1">obj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651cm" svg:y1="41.1cm" svg:x2="14.701cm" svg:y2="42.1cm" draw:start-shape="id25" draw:start-glue-point="2" draw:end-shape="id27" draw:end-glue-point="3" svg:d="M13651 41100v1000h1050" svg:viewBox="0 0 1051 1001">
          <text:p/>
        </draw:connector>
        <draw:custom-shape draw:style-name="gr1" draw:text-style-name="P1" xml:id="id28" draw:id="id28" draw:layer="layout" svg:width="3.7cm" svg:height="1cm" svg:x="9.4cm" svg:y="55.1cm">
          <text:p text:style-name="P1">func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5cm" svg:y1="37.3cm" svg:x2="9.4cm" svg:y2="55.6cm" draw:start-shape="id8" draw:start-glue-point="2" draw:end-shape="id28" draw:end-glue-point="3" svg:d="M8750 37300v18300h650" svg:viewBox="0 0 651 18301">
          <text:p/>
        </draw:connector>
        <draw:connector draw:style-name="gr2" draw:text-style-name="P1" draw:layer="layout" svg:x1="8.75cm" svg:y1="37.3cm" svg:x2="9.401cm" svg:y2="39.2cm" draw:start-shape="id8" draw:start-glue-point="2" draw:end-shape="id24" draw:end-glue-point="3" svg:d="M8750 37300v1900h651" svg:viewBox="0 0 652 1901">
          <text:p/>
        </draw:connector>
        <draw:custom-shape draw:style-name="gr1" draw:text-style-name="P1" xml:id="id29" draw:id="id29" draw:layer="layout" svg:width="3.7cm" svg:height="1cm" svg:x="6.8cm" svg:y="13.2cm">
          <text:p text:style-name="P1">contexto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3.7cm" svg:height="1cm" svg:x="9.8cm" svg:y="14.6cm">
          <text:p text:style-name="P1">tiemp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75cm" svg:y1="4.9cm" svg:x2="6.8cm" svg:y2="13.7cm" draw:start-shape="id2" draw:start-glue-point="2" draw:end-shape="id29" draw:end-glue-point="3" svg:d="M5750 4900v8800h1050" svg:viewBox="0 0 1051 8801">
          <text:p/>
        </draw:connector>
        <draw:connector draw:style-name="gr2" draw:text-style-name="P1" draw:layer="layout" svg:x1="8.65cm" svg:y1="14.2cm" svg:x2="9.8cm" svg:y2="15.1cm" draw:start-shape="id29" draw:start-glue-point="2" draw:end-shape="id30" svg:d="M8650 14200v900h1150" svg:viewBox="0 0 1151 901">
          <text:p/>
        </draw:connector>
        <draw:custom-shape draw:style-name="gr1" draw:text-style-name="P1" xml:id="id31" draw:id="id31" draw:layer="layout" svg:width="3.7cm" svg:height="1cm" svg:x="9.8cm" svg:y="17.8cm">
          <text:p text:style-name="P1">espaci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5cm" svg:y1="14.2cm" svg:x2="9.8cm" svg:y2="18.3cm" draw:start-shape="id29" draw:start-glue-point="2" draw:end-shape="id31" draw:end-glue-point="3" svg:d="M8650 14200v4100h1150" svg:viewBox="0 0 1151 4101">
          <text:p/>
        </draw:connector>
        <draw:custom-shape draw:style-name="gr8" draw:text-style-name="P2" xml:id="id32" draw:id="id32" draw:layer="layout" svg:width="3.293cm" svg:height="1.2cm" draw:transform="skewX (-0.0108210413623648) translate (15.094cm 16.9cm)">
          <text:p text:style-name="P1">físico</text:p>
          <draw:enhanced-geometry svg:viewBox="0 0 21600 21600" draw:type="rectangle" draw:enhanced-path="M 0 0 L 21600 0 21600 21600 0 21600 0 0 Z N"/>
        </draw:custom-shape>
        <draw:custom-shape draw:style-name="gr8" draw:text-style-name="P2" xml:id="id33" draw:id="id33" draw:layer="layout" svg:width="3.293cm" svg:height="1.2cm" draw:transform="skewX (-0.0108210413623648) translate (15.094cm 18.4cm)">
          <text:p text:style-name="P1">simbólic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5cm" svg:y1="18.3cm" svg:x2="15.1cm" svg:y2="17.5cm" draw:start-shape="id31" draw:start-glue-point="1" draw:end-shape="id32" draw:end-glue-point="3" svg:d="M13500 18300h797v-800h803" svg:viewBox="0 0 1601 801">
          <text:p/>
        </draw:connector>
        <draw:connector draw:style-name="gr2" draw:text-style-name="P1" draw:layer="layout" svg:x1="13.5cm" svg:y1="18.3cm" svg:x2="15.1cm" svg:y2="19cm" draw:start-shape="id31" draw:start-glue-point="1" draw:end-shape="id33" draw:end-glue-point="3" svg:d="M13500 18300h797v700h803" svg:viewBox="0 0 1601 701">
          <text:p/>
        </draw:connector>
        <draw:custom-shape draw:style-name="gr9" draw:text-style-name="P2" xml:id="id34" draw:id="id34" draw:layer="layout" svg:width="13.397cm" svg:height="1.2cm" draw:transform="skewX (-0.0108210413623648) translate (15.094cm 13.6cm)">
          <text:p text:style-name="P1">Definido ( dd/mm/aaaa h:m:s, presenente )</text:p>
          <draw:enhanced-geometry svg:viewBox="0 0 21600 21600" draw:type="rectangle" draw:enhanced-path="M 0 0 L 21600 0 21600 21600 0 21600 0 0 Z N"/>
        </draw:custom-shape>
        <draw:custom-shape draw:style-name="gr10" draw:text-style-name="P2" xml:id="id35" draw:id="id35" draw:layer="layout" svg:width="13.406cm" svg:height="1.2cm" draw:transform="skewX (-0.0108210413623648) translate (15.094cm 15.1cm)">
          <text:p text:style-name="P1">Indefinido (pasado, presente, futuro 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5cm" svg:y1="15.1cm" svg:x2="15.1cm" svg:y2="14.2cm" draw:start-shape="id30" draw:start-glue-point="1" draw:end-shape="id34" draw:end-glue-point="3" svg:d="M13500 15100h797v-900h803" svg:viewBox="0 0 1601 901">
          <text:p/>
        </draw:connector>
        <draw:connector draw:style-name="gr2" draw:text-style-name="P1" draw:layer="layout" svg:x1="13.5cm" svg:y1="15.1cm" svg:x2="15.1cm" svg:y2="15.7cm" draw:start-shape="id30" draw:start-glue-point="1" draw:end-shape="id35" draw:end-glue-point="3" svg:d="M13500 15100h797v600h803" svg:viewBox="0 0 1601 601">
          <text:p/>
        </draw:connector>
        <draw:custom-shape draw:style-name="gr1" draw:text-style-name="P1" xml:id="id36" draw:id="id36" draw:layer="layout" svg:width="3.7cm" svg:height="1cm" svg:x="11.801cm" svg:y="43.7cm">
          <text:p text:style-name="P1">contexto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3.7cm" svg:height="1cm" svg:x="14.801cm" svg:y="48cm">
          <text:p text:style-name="P1">tiemp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651cm" svg:y1="44.7cm" svg:x2="14.801cm" svg:y2="48.5cm" draw:start-shape="id36" draw:start-glue-point="2" draw:end-shape="id37" draw:end-glue-point="3" svg:d="M13651 44700v3800h1150" svg:viewBox="0 0 1151 3801">
          <text:p/>
        </draw:connector>
        <draw:custom-shape draw:style-name="gr1" draw:text-style-name="P1" xml:id="id38" draw:id="id38" draw:layer="layout" svg:width="3.7cm" svg:height="1cm" svg:x="14.801cm" svg:y="52.2cm">
          <text:p text:style-name="P1">espaci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651cm" svg:y1="44.7cm" svg:x2="14.801cm" svg:y2="52.7cm" draw:start-shape="id36" draw:start-glue-point="2" draw:end-shape="id38" draw:end-glue-point="3" svg:d="M13651 44700v8000h1150" svg:viewBox="0 0 1151 8001">
          <text:p/>
        </draw:connector>
        <draw:custom-shape draw:style-name="gr8" draw:text-style-name="P2" xml:id="id39" draw:id="id39" draw:layer="layout" svg:width="3.293cm" svg:height="1.2cm" draw:transform="skewX (-0.0108210413623648) translate (20.095cm 51.3cm)">
          <text:p text:style-name="P1">físico</text:p>
          <draw:enhanced-geometry svg:viewBox="0 0 21600 21600" draw:type="rectangle" draw:enhanced-path="M 0 0 L 21600 0 21600 21600 0 21600 0 0 Z N"/>
        </draw:custom-shape>
        <draw:custom-shape draw:style-name="gr8" draw:text-style-name="P2" xml:id="id40" draw:id="id40" draw:layer="layout" svg:width="3.293cm" svg:height="1.2cm" draw:transform="skewX (-0.0108210413623648) translate (20.095cm 52.8cm)">
          <text:p text:style-name="P1">simbólic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501cm" svg:y1="52.7cm" svg:x2="20.101cm" svg:y2="51.9cm" draw:start-shape="id38" draw:start-glue-point="1" draw:end-shape="id39" draw:end-glue-point="3" svg:d="M18501 52700h797v-800h803" svg:viewBox="0 0 1601 801">
          <text:p/>
        </draw:connector>
        <draw:connector draw:style-name="gr2" draw:text-style-name="P1" draw:layer="layout" svg:x1="18.501cm" svg:y1="52.7cm" svg:x2="20.101cm" svg:y2="53.4cm" draw:start-shape="id38" draw:start-glue-point="1" draw:end-shape="id40" draw:end-glue-point="3" svg:d="M18501 52700h797v700h803" svg:viewBox="0 0 1601 701">
          <text:p/>
        </draw:connector>
        <draw:custom-shape draw:style-name="gr9" draw:text-style-name="P2" xml:id="id41" draw:id="id41" draw:layer="layout" svg:width="13.397cm" svg:height="1.2cm" draw:transform="skewX (-0.0108210413623648) translate (20.095cm 47cm)">
          <text:p text:style-name="P1">Definido ( dd/mm/aaaa h:m:s, presenente )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3.406cm" svg:height="1.2cm" draw:transform="skewX (-0.0108210413623648) translate (20.095cm 48.5cm)">
          <text:p text:style-name="P1">Indefinido (pasado, presente, futuro 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501cm" svg:y1="48.5cm" svg:x2="20.101cm" svg:y2="47.6cm" draw:start-shape="id37" draw:start-glue-point="1" draw:end-shape="id41" draw:end-glue-point="3" svg:d="M18501 48500h797v-900h803" svg:viewBox="0 0 1601 901">
          <text:p/>
        </draw:connector>
        <draw:connector draw:style-name="gr2" draw:text-style-name="P1" draw:layer="layout" svg:x1="18.501cm" svg:y1="48.5cm" svg:x2="20.101cm" svg:y2="49.1cm" draw:start-shape="id37" draw:start-glue-point="1" draw:end-shape="id42" draw:end-glue-point="3" svg:d="M18501 48500h797v600h803" svg:viewBox="0 0 1601 601">
          <text:p/>
        </draw:connector>
        <draw:connector draw:style-name="gr2" draw:text-style-name="P1" draw:layer="layout" svg:x1="11.251cm" svg:y1="39.7cm" svg:x2="11.801cm" svg:y2="44.2cm" draw:start-shape="id24" draw:start-glue-point="2" draw:end-shape="id36" draw:end-glue-point="3" svg:d="M11251 39700v4500h550" svg:viewBox="0 0 551 4501">
          <text:p/>
        </draw:connector>
        <draw:connector draw:style-name="gr2" draw:text-style-name="P1" draw:layer="layout" svg:x1="17.249cm" svg:y1="46.6cm" svg:x2="16.651cm" svg:y2="48cm" draw:start-shape="id43" draw:start-glue-point="2" draw:end-shape="id37" draw:end-glue-point="0" svg:d="M17249 46600v700h-598v700" svg:viewBox="0 0 599 1401">
          <text:p/>
        </draw:connector>
        <draw:custom-shape draw:style-name="gr4" draw:text-style-name="P2" xml:id="id44" draw:id="id44" draw:layer="layout" svg:width="6.6cm" svg:height="1cm" svg:x="11.9cm" svg:y="24.7cm">
          <text:p text:style-name="P1">Nomb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9cm" svg:y1="25.2cm" svg:x2="10.6cm" svg:y2="25.2cm" draw:start-shape="id44" draw:start-glue-point="3" draw:end-shape="id7" svg:d="M11900 25200h-1300" svg:viewBox="0 0 1301 1">
          <text:p/>
        </draw:connector>
        <draw:custom-shape draw:style-name="gr11" draw:text-style-name="P1" xml:id="id47" draw:id="id47" draw:layer="layout" svg:width="7.5cm" svg:height="2.4cm" svg:x="57.8cm" svg:y="4cm">
          <text:p text:style-name="P1">Realidad</text:p>
          <draw:enhanced-geometry svg:viewBox="0 0 21600 21600" draw:type="rectangle" draw:enhanced-path="M 0 0 L 21600 0 21600 21600 0 21600 0 0 Z N"/>
        </draw:custom-shape>
        <draw:custom-shape draw:style-name="gr12" draw:text-style-name="P1" xml:id="id48" draw:id="id48" draw:layer="layout" svg:width="3.8cm" svg:height="1.7cm" svg:x="59.6cm" svg:y="8.4cm">
          <text:p text:style-name="P1">Obj</text:p>
          <draw:enhanced-geometry svg:viewBox="0 0 21600 21600" draw:type="rectangle" draw:enhanced-path="M 0 0 L 21600 0 21600 21600 0 21600 0 0 Z N"/>
        </draw:custom-shape>
        <draw:custom-shape draw:style-name="gr11" draw:text-style-name="P1" xml:id="id45" draw:id="id45" draw:layer="layout" svg:width="7.5cm" svg:height="2.4cm" svg:x="48.1cm" svg:y="4cm">
          <text:p text:style-name="P1">IA</text:p>
          <draw:enhanced-geometry svg:viewBox="0 0 21600 21600" draw:type="rectangle" draw:enhanced-path="M 0 0 L 21600 0 21600 21600 0 21600 0 0 Z N"/>
        </draw:custom-shape>
        <draw:custom-shape draw:style-name="gr12" draw:text-style-name="P1" xml:id="id46" draw:id="id46" draw:layer="layout" svg:width="3.8cm" svg:height="1.7cm" svg:x="49.9cm" svg:y="8.4cm">
          <text:p text:style-name="P1">Obj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1.85cm" svg:y1="6.4cm" svg:x2="51.8cm" svg:y2="8.4cm" draw:start-shape="id45" draw:start-glue-point="2" draw:end-shape="id46" draw:end-glue-point="0" svg:d="M51850 6400v1000h-50v1000" svg:viewBox="0 0 51 2001">
          <text:p/>
        </draw:connector>
        <draw:connector draw:style-name="gr2" draw:text-style-name="P1" draw:layer="layout" svg:x1="61.55cm" svg:y1="6.4cm" svg:x2="61.5cm" svg:y2="8.4cm" draw:start-shape="id47" draw:start-glue-point="2" draw:end-shape="id48" draw:end-glue-point="0" svg:d="M61550 6400v1000h-50v1000" svg:viewBox="0 0 51 2001">
          <text:p/>
        </draw:connector>
        <draw:connector draw:style-name="gr13" draw:text-style-name="P3" draw:layer="layout" svg:x1="53.7cm" svg:y1="9.25cm" svg:x2="59.6cm" svg:y2="9.25cm" draw:start-shape="id46" draw:start-glue-point="1" draw:end-shape="id48" svg:d="M53700 9250h5900" svg:viewBox="0 0 5901 1">
          <text:p text:style-name="P1">sentidos</text:p>
        </draw:connector>
        <draw:custom-shape draw:style-name="gr14" draw:text-style-name="P2" xml:id="id49" draw:id="id49" draw:layer="layout" svg:width="4.195cm" svg:height="1.2cm" draw:transform="skewX (-0.0108210413623648) translate (45.092cm 8.6cm)">
          <text:p text:style-name="P1">COPIA</text:p>
          <draw:enhanced-geometry svg:viewBox="0 0 21600 21600" draw:type="rectangle" draw:enhanced-path="M 0 0 L 21600 0 21600 21600 0 21600 0 0 Z N"/>
        </draw:custom-shape>
        <draw:custom-shape draw:style-name="gr14" draw:text-style-name="P2" xml:id="id50" draw:id="id50" draw:layer="layout" svg:width="4.195cm" svg:height="1.2cm" draw:transform="skewX (-0.0108210413623648) translate (63.992cm 7.3cm)">
          <text:p text:style-name="P1">ORIGINA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9.293cm" svg:y1="9.2cm" svg:x2="49.9cm" svg:y2="9.25cm" draw:start-shape="id49" draw:start-glue-point="1" draw:end-shape="id46" draw:end-glue-point="3" svg:d="M49293 9200h307v50h300" svg:viewBox="0 0 608 51">
          <text:p/>
        </draw:connector>
        <draw:connector draw:style-name="gr2" draw:text-style-name="P1" draw:layer="layout" svg:x1="63.4cm" svg:y1="9.25cm" svg:x2="63.998cm" svg:y2="7.9cm" draw:start-shape="id48" draw:start-glue-point="1" draw:end-shape="id50" draw:end-glue-point="3" svg:d="M63400 9250h296v-1350h302" svg:viewBox="0 0 599 1351">
          <text:p/>
        </draw:connector>
        <draw:custom-shape draw:style-name="gr15" draw:text-style-name="P1" xml:id="id54" draw:id="id54" draw:layer="layout" svg:width="17.8cm" svg:height="1.7cm" svg:x="55.4cm" svg:y="17.4cm">
          <text:p text:style-name="P1">Crea el objeto</text:p>
          <draw:enhanced-geometry svg:viewBox="0 0 21600 21600" draw:type="rectangle" draw:enhanced-path="M 0 0 L 21600 0 21600 21600 0 21600 0 0 Z N"/>
        </draw:custom-shape>
        <draw:custom-shape draw:style-name="gr15" draw:text-style-name="P1" xml:id="id52" draw:id="id52" draw:layer="layout" svg:width="17.8cm" svg:height="1.7cm" svg:x="55.4cm" svg:y="19.8cm">
          <text:p text:style-name="P1">Agrega, sobrescribe atributos, metodos</text:p>
          <draw:enhanced-geometry svg:viewBox="0 0 21600 21600" draw:type="rectangle" draw:enhanced-path="M 0 0 L 21600 0 21600 21600 0 21600 0 0 Z N"/>
        </draw:custom-shape>
        <draw:custom-shape draw:style-name="gr16" draw:text-style-name="P2" xml:id="id53" draw:id="id53" draw:layer="layout" svg:width="5.797cm" svg:height="1.2cm" draw:transform="skewX (-0.0108210413623648) translate (48.19cm 17.7cm)">
          <text:p text:style-name="P1">Copia textual</text:p>
          <draw:enhanced-geometry svg:viewBox="0 0 21600 21600" draw:type="rectangle" draw:enhanced-path="M 0 0 L 21600 0 21600 21600 0 21600 0 0 Z N"/>
        </draw:custom-shape>
        <draw:custom-shape draw:style-name="gr16" draw:text-style-name="P2" xml:id="id51" draw:id="id51" draw:layer="layout" svg:width="5.797cm" svg:height="1.2cm" draw:transform="skewX (-0.0108210413623648) translate (48.19cm 20.1cm)">
          <text:p text:style-name="P1">Revisión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3.993cm" svg:y1="20.7cm" svg:x2="55.4cm" svg:y2="20.65cm" draw:start-shape="id51" draw:start-glue-point="1" draw:end-shape="id52" draw:end-glue-point="3" svg:d="M53993 20700h707v-50h700" svg:viewBox="0 0 1408 51">
          <text:p/>
        </draw:connector>
        <draw:connector draw:style-name="gr2" draw:text-style-name="P1" draw:layer="layout" svg:x1="53.993cm" svg:y1="18.3cm" svg:x2="55.4cm" svg:y2="18.25cm" draw:start-shape="id53" draw:start-glue-point="1" draw:end-shape="id54" draw:end-glue-point="3" svg:d="M53993 18300h707v-50h700" svg:viewBox="0 0 1408 51">
          <text:p/>
        </draw:connector>
        <draw:frame draw:style-name="gr17" draw:text-style-name="P4" draw:layer="layout" svg:width="9cm" svg:height="1cm" svg:x="56.7cm" svg:y="14.4cm">
          <draw:text-box>
            <text:p>ALMACENAJE DE OBJETOS</text:p>
          </draw:text-box>
        </draw:frame>
        <draw:custom-shape draw:style-name="gr12" draw:text-style-name="P1" xml:id="id56" draw:id="id56" draw:layer="layout" svg:width="3.8cm" svg:height="1.7cm" svg:x="59.6cm" svg:y="1.5cm">
          <text:p text:style-name="P1">servidor</text:p>
          <draw:enhanced-geometry svg:viewBox="0 0 21600 21600" draw:type="rectangle" draw:enhanced-path="M 0 0 L 21600 0 21600 21600 0 21600 0 0 Z N"/>
        </draw:custom-shape>
        <draw:custom-shape draw:style-name="gr12" draw:text-style-name="P1" xml:id="id55" draw:id="id55" draw:layer="layout" svg:width="3.8cm" svg:height="1.7cm" svg:x="49.9cm" svg:y="1.4cm">
          <text:p text:style-name="P1">clien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1.8cm" svg:y1="3.1cm" svg:x2="51.85cm" svg:y2="4cm" draw:start-shape="id55" draw:start-glue-point="2" draw:end-shape="id45" draw:end-glue-point="0" svg:d="M51800 3100v450h50v450" svg:viewBox="0 0 51 901">
          <text:p/>
        </draw:connector>
        <draw:connector draw:style-name="gr2" draw:text-style-name="P1" draw:layer="layout" svg:x1="61.5cm" svg:y1="3.2cm" svg:x2="61.55cm" svg:y2="4cm" draw:start-shape="id56" draw:start-glue-point="2" draw:end-shape="id47" draw:end-glue-point="0" svg:d="M61500 3200v400h50v400" svg:viewBox="0 0 51 801">
          <text:p/>
        </draw:connector>
        <draw:custom-shape draw:style-name="gr11" draw:text-style-name="P1" xml:id="id57" draw:id="id57" draw:layer="layout" svg:width="7.5cm" svg:height="2.4cm" svg:x="68.8cm" svg:y="4.1cm">
          <text:p text:style-name="P1">IA2</text:p>
          <draw:enhanced-geometry svg:viewBox="0 0 21600 21600" draw:type="rectangle" draw:enhanced-path="M 0 0 L 21600 0 21600 21600 0 21600 0 0 Z N"/>
        </draw:custom-shape>
        <draw:custom-shape draw:style-name="gr12" draw:text-style-name="P1" xml:id="id58" draw:id="id58" draw:layer="layout" svg:width="3.8cm" svg:height="1.7cm" svg:x="70.6cm" svg:y="8.5cm">
          <text:p text:style-name="P1">Obj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2.55cm" svg:y1="6.5cm" svg:x2="72.5cm" svg:y2="8.5cm" draw:start-shape="id57" draw:start-glue-point="2" draw:end-shape="id58" draw:end-glue-point="0" svg:d="M72550 6500v1000h-50v1000" svg:viewBox="0 0 51 2001">
          <text:p/>
        </draw:connector>
        <draw:custom-shape draw:style-name="gr14" draw:text-style-name="P2" xml:id="id59" draw:id="id59" draw:layer="layout" svg:width="4.195cm" svg:height="1.2cm" draw:transform="skewX (-0.0108210413623648) translate (76.092cm 8.6cm)">
          <text:p text:style-name="P1">COPI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6.098cm" svg:y1="9.2cm" svg:x2="74.4cm" svg:y2="9.35cm" draw:start-shape="id59" draw:end-shape="id58" draw:end-glue-point="1" svg:d="M76098 9200h-852v150h-846" svg:viewBox="0 0 1699 151">
          <text:p/>
        </draw:connector>
        <draw:custom-shape draw:style-name="gr12" draw:text-style-name="P1" xml:id="id60" draw:id="id60" draw:layer="layout" svg:width="3.8cm" svg:height="1.7cm" svg:x="70.6cm" svg:y="1.5cm">
          <text:p text:style-name="P1">clien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2.5cm" svg:y1="3.2cm" svg:x2="72.55cm" svg:y2="4.1cm" draw:start-shape="id60" draw:start-glue-point="2" draw:end-shape="id57" draw:end-glue-point="0" svg:d="M72500 3200v450h50v450" svg:viewBox="0 0 51 901">
          <text:p/>
        </draw:connector>
        <draw:connector draw:style-name="gr13" draw:text-style-name="P3" draw:layer="layout" svg:x1="63.4cm" svg:y1="9.25cm" svg:x2="70.6cm" svg:y2="9.35cm" draw:start-shape="id48" draw:start-glue-point="1" draw:end-shape="id58" draw:end-glue-point="3" svg:d="M63400 9250h3600v100h3600" svg:viewBox="0 0 7201 101">
          <text:p text:style-name="P1">sentidos</text:p>
        </draw:connector>
        <draw:connector draw:style-name="gr13" draw:text-style-name="P3" draw:layer="layout" draw:line-skew="0.899cm" svg:x1="51.8cm" svg:y1="10.1cm" svg:x2="72.5cm" svg:y2="10.2cm" draw:start-shape="id46" draw:start-glue-point="2" draw:end-shape="id58" svg:d="M51800 10100v1500h20700v-1400" svg:viewBox="0 0 20701 1501">
          <text:p text:style-name="P1">habla</text:p>
        </draw:connector>
        <draw:custom-shape draw:style-name="gr18" draw:text-style-name="P1" draw:layer="layout" svg:width="6.1cm" svg:height="1.7cm" svg:x="47.1cm" svg:y="26.9cm">
          <text:p text:style-name="P1">Identificar sujeto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1cm" svg:height="1.7cm" svg:x="53.9cm" svg:y="26.9cm">
          <text:p text:style-name="P1">Identificar acció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6cm" svg:height="1.7cm" svg:x="60.7cm" svg:y="27cm">
          <text:p text:style-name="P1">Identificar sujetos secundario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1cm" svg:height="1.7cm" svg:x="70.9cm" svg:y="27cm">
          <text:p text:style-name="P1">Identificar tiempo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1cm" svg:height="1.7cm" svg:x="47.1cm" svg:y="29.2cm">
          <text:p text:style-name="P1">Identificar espacio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1cm" svg:height="1.7cm" svg:x="53.9cm" svg:y="29.2cm">
          <text:p text:style-name="P1">Identificar modo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6cm" svg:height="1.7cm" svg:x="60.7cm" svg:y="29.2cm">
          <text:p text:style-name="P1">Identificar cualidad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1cm" svg:height="1.7cm" svg:x="70.9cm" svg:y="29.2cm">
          <text:p text:style-name="P1">Identificar us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0" draw:text-style-name="P5" draw:layer="layout" svg:width="3.7cm" svg:height="1cm" svg:x="5.4cm" svg:y="3.5cm">
          <text:p text:style-name="P1">relaciona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2cm" svg:height="1cm" svg:x="2.5cm" svg:y="3.5cm">
          <text:p text:style-name="P1">obj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2.1cm" svg:height="1cm" svg:x="10.8cm" svg:y="3.5cm">
          <text:p text:style-name="P1">obj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3.7cm" svg:height="1cm" svg:x="15cm" svg:y="3.5cm">
          <text:p text:style-name="P1">clasificación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1.8cm" svg:height="0.973cm" svg:x="9.3cm" svg:y="3.5cm">
          <draw:text-box>
            <text:p>con</text:p>
          </draw:text-box>
        </draw:frame>
        <draw:frame draw:style-name="gr25" draw:text-style-name="P4" draw:layer="layout" svg:width="1.8cm" svg:height="0.962cm" svg:x="13.4cm" svg:y="3.5cm">
          <draw:text-box>
            <text:p>p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9:08:43.170078017</meta:creation-date>
    <dc:date>2016-11-11T07:22:05.695468816</dc:date>
    <meta:editing-duration>PT1H4M18S</meta:editing-duration>
    <meta:editing-cycles>3</meta:editing-cycles>
    <meta:generator>LibreOffice/5.2.3.3$Linux_x86 LibreOffice_project/d54a8868f08a7b39642414cf2c8ef2f228f780cf</meta:generator>
    <meta:document-statistic meta:object-count="134"/>
  </office:meta>
</office:document-meta>
</file>